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ackground-color="#ff3300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ff6600"/>
    </style:style>
  </office:automatic-styles>
  <office:body>
    <office:spreadsheet>
      <table:table table:name="Ammo Char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allout New Vegas Ammo</text:p>
          </table:table-cell>
          <table:table-cell table:number-columns-repeated="3"/>
          <table:table-cell table:style-name="ce1" office:value-type="string" calcext:value-type="string">
            <text:p>May have made mistakes with ammo weight changes, need verifying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t</text:p>
          </table:table-cell>
          <table:table-cell table:number-columns-repeated="3"/>
          <table:table-cell office:value-type="string" calcext:value-type="string">
            <text:p>Breakdown percentage should be 10%, rounding down, minimum one reduction per powder/lead unless the result is 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Before anyone asks, this is a rough approximation of emulating vanilla values with some consistency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lloutNV.es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lanned Changed records will be marked in a orange color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onestHearts.es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l records are valid as of</text:p>
          </table:table-cell>
          <table:table-cell/>
          <table:table-cell table:style-name="ce6" office:value-type="date" office:date-value="2014-10-15" calcext:value-type="date">
            <text:p>10/15/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unRunnersArsenal.es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liberX Ver</text:p>
          </table:table-cell>
          <table:table-cell office:value-type="float" office:value="4.017" calcext:value-type="float">
            <text:p>4.017</text:p>
          </table:table-cell>
          <table:table-cell office:value-type="string" calcext:value-type="string">
            <text:p>If any values in construction don't match CaliberX, apply Patch1 first before complai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iber.es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atch1 Ver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aliberx-diskmaster-fullpatch.esp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git SHA-1:</text:p>
          </table:table-cell>
          <table:table-cell office:value-type="string" calcext:value-type="string">
            <text:p>8e1792c1849d95ce20d5967ba40287afb204ce2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Patch2 Ver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aliberx-diskmaster-5mmrecipe-hotfix.esp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git SHA-1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atch3 Ver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Caliberx-diskmaster-recipefixup.esp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git SHA-1: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Breakdown values have a gray backgrou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mID</text:p>
          </table:table-cell>
          <table:table-cell office:value-type="string" calcext:value-type="string">
            <text:p>Edito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Qty 1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Qty 2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Qty 3</text:p>
          </table:table-cell>
          <table:table-cell office:value-type="string" calcext:value-type="string">
            <text:p>Lead Qt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0ae1</text:p>
          </table:table-cell>
          <table:table-cell office:value-type="string" calcext:value-type="string">
            <text:p>Recipe10mm</text:p>
          </table:table-cell>
          <table:table-cell office:value-type="string" calcext:value-type="string">
            <text:p>10mm Round (FMJ)</text:p>
          </table:table-cell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sto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0Ab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0AAD</text:p>
          </table:table-cell>
          <table:table-cell/>
          <table:table-cell office:value-type="string" calcext:value-type="string">
            <text:p>10mm Round (JSP, Handload)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Pre-Patch1 val for Lead was 18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No breakdown recipe exists! Values are suggested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b6d0</text:p>
          </table:table-cell>
          <table:table-cell/>
          <table:table-cell office:value-type="string" calcext:value-type="string">
            <text:p>10mm Round (JHP)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b6fa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b6d1</text:p>
          </table:table-cell>
          <table:table-cell/>
          <table:table-cell office:value-type="string" calcext:value-type="string">
            <text:p>10mm Round (Lead, 165gr)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table:style-name="ce9" office:value-type="float" office:value="19" calcext:value-type="float">
            <text:p>19</text:p>
          </table:table-cell>
          <table:table-cell office:value-type="string" calcext:value-type="string">
            <text:p>Weight needs corrected? All other subtypes are 0.0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b6fb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9" calcext:value-type="float">
            <text:p>9</text:p>
          </table:table-cell>
          <table:table-cell table:style-name="ce9" office:value-type="float" office:value="17" calcext:value-type="float">
            <text:p>17</text:p>
          </table:table-cell>
          <table:table-cell office:value-type="string" calcext:value-type="string">
            <text:p>Weight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/>
          <table:table-cell office:value-type="string" calcext:value-type="string">
            <text:p>00b6d2</text:p>
          </table:table-cell>
          <table:table-cell/>
          <table:table-cell office:value-type="string" calcext:value-type="string">
            <text:p>10mm Round (Lead, 180gr)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b6fc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9" office:value-type="float" office:value="9" calcext:value-type="float">
            <text:p>9</text:p>
          </table:table-cell>
          <table:table-cell table:style-name="ce9" office:value-type="float" office:value="18" calcext:value-type="float">
            <text:p>18</text:p>
          </table:table-cell>
          <table:table-cell office:value-type="string" calcext:value-type="string">
            <text:p>Weight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0ae8</text:p>
          </table:table-cell>
          <table:table-cell office:value-type="string" calcext:value-type="string">
            <text:p>Recipe5mm</text:p>
          </table:table-cell>
          <table:table-cell office:value-type="string" calcext:value-type="string">
            <text:p>5mm (FMJ)</text:p>
          </table:table-cell>
          <table:table-cell office:value-type="string" calcext:value-type="string">
            <text:p>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liber 4.017 uses the 1.1 data where Small Pistol/Pistol were primer/pow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0ABD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Vanilla values should be fine here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B757</text:p>
          </table:table-cell>
          <table:table-cell/>
          <table:table-cell office:value-type="string" calcext:value-type="string">
            <text:p>5mm (AP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See above, unpatched here and in H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B725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What the fuck? Caliber values are 4 for construct and 19 for breakdown. Uhhhh no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B758</text:p>
          </table:table-cell>
          <table:table-cell/>
          <table:table-cell office:value-type="string" calcext:value-type="string">
            <text:p>5mm (HP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Also fix breakdown repair values while in here. 20 → 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B724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/>
        </table:table-row>
      </table:table>
      <table:table table:name="Modifiers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eed to list modifiers for all sub-types and check them all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MJ</text:p>
          </table:table-cell>
          <table:table-cell office:value-type="string" calcext:value-type="string">
            <text:p>No Modifi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05:09:20.0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6:20:23.251000000</meta:creation-date>
    <dc:date>2014-10-16T05:58:13.141000000</dc:date>
    <meta:editing-duration>PT46M19S</meta:editing-duration>
    <meta:editing-cycles>10</meta:editing-cycles>
    <meta:generator>LibreOffice/4.3.1.2$Windows_x86 LibreOffice_project/958349dc3b25111dbca392fbc281a05559ef6848</meta:generator>
    <meta:document-statistic meta:table-count="2" meta:cell-count="158" meta:object-count="0"/>
  </office:meta>
</office:document-meta>
</file>